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2dc" officeooo:paragraph-rsid="00092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8:54:35.018740748</meta:creation-date>
    <dc:date>2015-05-11T18:54:54.53693453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